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10.3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24e4" officeooo:paragraph-rsid="000224e4"/>
    </style:style>
    <style:style style:name="P2" style:family="paragraph" style:parent-style-name="Text_20_body">
      <style:text-properties officeooo:rsid="0002ea1f" officeooo:paragraph-rsid="0002ea1f"/>
    </style:style>
    <style:style style:name="P3" style:family="paragraph" style:parent-style-name="Text_20_body">
      <style:text-properties fo:font-weight="bold" officeooo:rsid="00038a68" officeooo:paragraph-rsid="00038a68" style:font-weight-asian="bold" style:font-weight-complex="bold"/>
    </style:style>
    <style:style style:name="P4" style:family="paragraph" style:parent-style-name="Text_20_body">
      <style:text-properties fo:font-weight="bold" officeooo:rsid="00061b80" officeooo:paragraph-rsid="00061b80" style:font-weight-asian="bold" style:font-weight-complex="bold"/>
    </style:style>
    <style:style style:name="P5" style:family="paragraph" style:parent-style-name="Text_20_body">
      <style:text-properties style:font-name="Open Sans" officeooo:rsid="00038a68" officeooo:paragraph-rsid="00038a68"/>
    </style:style>
    <style:style style:name="P6" style:family="paragraph" style:parent-style-name="Text_20_body">
      <style:paragraph-properties fo:text-align="center" style:justify-single-word="false"/>
      <style:text-properties style:font-name="Open Sans" officeooo:rsid="00067518" officeooo:paragraph-rsid="00067518"/>
    </style:style>
    <style:style style:name="P7" style:family="paragraph" style:parent-style-name="Text_20_body">
      <style:paragraph-properties fo:text-align="center" style:justify-single-word="false"/>
      <style:text-properties style:font-name="Open Sans" officeooo:rsid="0008e3ec" officeooo:paragraph-rsid="0008e3ec"/>
    </style:style>
    <style:style style:name="P8" style:family="paragraph" style:parent-style-name="Text_20_body">
      <style:text-properties fo:font-weight="normal" officeooo:rsid="00038a68" officeooo:paragraph-rsid="00038a68" style:font-weight-asian="normal" style:font-weight-complex="normal"/>
    </style:style>
    <style:style style:name="P9" style:family="paragraph" style:parent-style-name="Text_20_body">
      <style:text-properties fo:font-weight="normal" officeooo:rsid="00061b80" officeooo:paragraph-rsid="00061b80" style:font-weight-asian="normal" style:font-weight-complex="normal"/>
    </style:style>
    <style:style style:name="P10" style:family="paragraph" style:parent-style-name="Table_20_Contents">
      <style:text-properties officeooo:rsid="000224e4" officeooo:paragraph-rsid="000224e4"/>
    </style:style>
    <style:style style:name="P11" style:family="paragraph" style:parent-style-name="Text_20_body">
      <style:text-properties style:font-name="Open Sans" fo:font-weight="normal" officeooo:rsid="00061b80" officeooo:paragraph-rsid="00061b80" style:font-weight-asian="normal" style:font-weight-complex="normal"/>
    </style:style>
    <style:style style:name="P12" style:family="paragraph" style:parent-style-name="Text_20_body" style:list-style-name="L1">
      <style:text-properties style:font-name="Liberation Serif" fo:font-weight="normal" officeooo:rsid="0009ddf6" officeooo:paragraph-rsid="0009ddf6" style:font-weight-asian="normal" style:font-weight-complex="normal"/>
    </style:style>
    <style:style style:name="P13" style:family="paragraph" style:parent-style-name="Text_20_body">
      <style:text-properties style:font-name="Liberation Serif" fo:font-weight="bold" officeooo:rsid="0009ddf6" officeooo:paragraph-rsid="0009ddf6" style:font-weight-asian="bold" style:font-weight-complex="bold"/>
    </style:style>
    <style:style style:name="P14" style:family="paragraph" style:parent-style-name="Text_20_body">
      <style:text-properties officeooo:rsid="000224e4" officeooo:paragraph-rsid="000224e4"/>
    </style:style>
    <style:style style:name="T1" style:family="text">
      <style:text-properties officeooo:rsid="000224e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 2020 <text:span text:style-name="T1">P</text:span>roject Report</text:p>
      <text:p text:style-name="P6">To be filled and submitted on Moodle. One report per team, for each release.</text:p>
      <text:p text:style-name="P7">Filename: <text:span text:style-name="T2">Team_X_RY_report.pdf</text:span> </text:p>
      <text:p text:style-name="P7">Rename file by replacing X with team number and Y with release number. Save as PDF.</text:p>
      <text:p text:style-name="Text_20_body"/>
      <text:p text:style-name="P1">Project Title:</text:p>
      <text:p text:style-name="P2">Release: 1 or 2</text:p>
      <text:p text:style-name="P1">Mentor:</text:p>
      <text:p text:style-name="P2">Date of Report:</text:p>
      <text:p text:style-name="P1">Team member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S No</text:p>
          </table:table-cell>
          <table:table-cell table:style-name="Table1.A1" office:value-type="string">
            <text:p text:style-name="P10">Roll Num</text:p>
          </table:table-cell>
          <table:table-cell table:style-name="Table1.C1" office:value-type="string">
            <text:p text:style-name="P10">Nam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3">Link to demo:</text:p>
      <text:p text:style-name="P5">Give YouTube link here. The video should contain a demo, with voiceovers and any presentation slides, which will explain your approach for the project. <text:span text:style-name="T2">Video length is 10 mintes per team. </text:span><text:span text:style-name="T3">Any duration longer than this will not be viewed.</text:span></text:p>
      <text:p text:style-name="P8"/>
      <text:p text:style-name="P4">Link to Github code repo:</text:p>
      <text:p text:style-name="P9"/>
      <text:p text:style-name="P4">Link to documentation:</text:p>
      <text:p text:style-name="P11">Github wiki is preferred.</text:p>
      <text:p text:style-name="P11"/>
      <text:p text:style-name="P13">Projected targets for Release 2:</text:p>
      <text:list xml:id="list2319194363" text:style-name="L1">
        <text:list-item>
          <text:p text:style-name="P12"/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5:36:15.327185016</meta:creation-date>
    <dc:date>2020-11-09T10:21:57.777684689</dc:date>
    <meta:editing-duration>PT12M11S</meta:editing-duration>
    <meta:editing-cycles>10</meta:editing-cycles>
    <meta:generator>LibreOffice/6.1.5.2$Linux_X86_64 LibreOffice_project/10$Build-2</meta:generator>
    <meta:document-statistic meta:table-count="1" meta:image-count="0" meta:object-count="0" meta:page-count="1" meta:paragraph-count="25" meta:word-count="120" meta:character-count="656" meta:non-whitespace-character-count="560"/>
  </office:meta>
</office:document-meta>
</file>